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4a84d"/>
    </style:style>
    <style:style style:name="P3" style:family="paragraph" style:parent-style-name="Standard">
      <style:text-properties officeooo:rsid="0004a84d" officeooo:paragraph-rsid="0004a84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4a84d" officeooo:paragraph-rsid="0004a84d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RDRE DU JOUR DE LA SEANCE DE TRAVAIL N°</text:span></text:p>
      <text:p text:style-name="Standard">Date : <text:span text:style-name="T2">18/03<text:tab/></text:span></text:p>
      <text:p text:style-name="Standard">Horaires : <text:span text:style-name="T2">9h </text:span></text:p>
      <text:p text:style-name="Standard">Objectif(s) de la séance : finir l’analyse de l’environnement + analyse les resultats du questionnaire</text:p>
      <text:p text:style-name="Standard">Animateur (Chef de projet) : <text:span text:style-name="T2">Mathis Magnier<text:tab/></text:span></text:p>
      <text:p text:style-name="Standard">Lieu : <text:span text:style-name="T2">Salle 4A04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Qualité</text:p>
          </table:table-cell>
          <table:table-cell table:style-name="Tableau1.A1" office:value-type="string">
            <text:p text:style-name="P4">Présents</text:p>
          </table:table-cell>
          <table:table-cell table:style-name="Tableau1.A1" office:value-type="string">
            <text:p text:style-name="P4">Excusés</text:p>
          </table:table-cell>
          <table:table-cell table:style-name="Tableau1.A1" office:value-type="string">
            <text:p text:style-name="P4">Absents</text:p>
          </table:table-cell>
        </table:table-row>
        <table:table-row table:style-name="Tableau1.1">
          <table:table-cell table:style-name="Tableau1.A1" office:value-type="string">
            <text:p text:style-name="P4">Chef de projet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Secrétaire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Responsable du SI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Membre</text:p>
          </table:table-cell>
          <table:table-cell table:style-name="Tableau1.A1" office:value-type="string">
            <text:p text:style-name="P5">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</table:table>
      <text:p text:style-name="Standard"><text:s/></text:p>
      <text:p text:style-name="Standard"><text:span text:style-name="T1">Points inscrits à l’ordre du jour</text:span></text:p>
      <text:p text:style-name="P2">1- Titre du point 1 : <text:s/>finir l’analyse de l’environnement</text:p>
      <text:p text:style-name="P2">Terminer les derniers point du <text:span text:style-name="T2">PESTEL</text:span> et du <text:span text:style-name="T2">SWOT</text:span> qui n’ont pas été terminé</text:p>
      <text:p text:style-name="P2"/>
      <text:p text:style-name="P2"/>
      <text:p text:style-name="P2"/>
      <text:p text:style-name="P2">2- Titre du point 2 : analyse les résultats du questionnaire</text:p>
      <text:p text:style-name="P2">Analyse les résultats du questionnaire pour essayer de correspondre aux attentes et de possiblement ajouter des fonctionnalité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UT</meta:initial-creator>
    <meta:editing-cycles>7</meta:editing-cycles>
    <meta:creation-date>2024-02-29T19:29:00</meta:creation-date>
    <dc:date>2024-03-17T12:58:21.940000000</dc:date>
    <meta:editing-duration>PT25M53S</meta:editing-duration>
    <meta:generator>LibreOffice/7.1.3.2$Windows_X86_64 LibreOffice_project/47f78053abe362b9384784d31a6e56f8511eb1c1</meta:generator>
    <meta:document-statistic meta:table-count="1" meta:image-count="0" meta:object-count="0" meta:page-count="1" meta:paragraph-count="24" meta:word-count="115" meta:character-count="662" meta:non-whitespace-character-count="565"/>
    <meta:user-defined meta:name="AppVersion">16.0000</meta:user-defined>
    <meta:template xlink:type="simple" xlink:actuate="onRequest" xlink:title="Normal.dotm" xlink:href=""/>
  </office:meta>
</office:document-meta>
</file>